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el10" table:style-name="ta1">
        <table:shapes>
          <draw:frame draw:z-index="0" draw:style-name="gr1" draw:text-style-name="P1" svg:width="202.48mm" svg:height="113.89mm" svg:x="131.08mm" svg:y="849.13mm">
            <loext:p draw:notify-on-update-of-ranges="fuel10.A1:fuel10.A201 fuel10.B1:fuel10.B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5" calcext:value-type="float">
            <text:p>4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1" calcext:value-type="float">
            <text:p>56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7" calcext:value-type="float">
            <text:p>6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1" calcext:value-type="float">
            <text:p>7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4" calcext:value-type="float">
            <text:p>67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1" calcext:value-type="float">
            <text:p>60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3" calcext:value-type="float">
            <text:p>57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3" calcext:value-type="float">
            <text:p>5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8" calcext:value-type="float">
            <text:p>54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6" calcext:value-type="float">
            <text:p>5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3" calcext:value-type="float">
            <text:p>5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7" calcext:value-type="float">
            <text:p>5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3" calcext:value-type="float">
            <text:p>4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9" calcext:value-type="float">
            <text:p>5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7" calcext:value-type="float">
            <text:p>5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0" calcext:value-type="float">
            <text:p>4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0" calcext:value-type="float">
            <text:p>5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0" calcext:value-type="float">
            <text:p>5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61" calcext:value-type="float">
            <text:p>56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1" calcext:value-type="float">
            <text:p>59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9" calcext:value-type="float">
            <text:p>60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70" calcext:value-type="float">
            <text:p>6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7" calcext:value-type="float">
            <text:p>6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76" calcext:value-type="float">
            <text:p>6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2" calcext:value-type="float">
            <text:p>68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18" calcext:value-type="float">
            <text:p>7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34" calcext:value-type="float">
            <text:p>7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6" calcext:value-type="float">
            <text:p>7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69" calcext:value-type="float">
            <text:p>7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93" calcext:value-type="float">
            <text:p>7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49" calcext:value-type="float">
            <text:p>8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10" calcext:value-type="float">
            <text:p>9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4" calcext:value-type="float">
            <text:p>9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45" calcext:value-type="float">
            <text:p>11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59" calcext:value-type="float">
            <text:p>115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20" calcext:value-type="float">
            <text:p>11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72" calcext:value-type="float">
            <text:p>10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49" calcext:value-type="float">
            <text:p>11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67" calcext:value-type="float">
            <text:p>106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25" calcext:value-type="float">
            <text:p>10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47" calcext:value-type="float">
            <text:p>9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9" calcext:value-type="float">
            <text:p>9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5" calcext:value-type="float">
            <text:p>8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77" calcext:value-type="float">
            <text:p>7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11" calcext:value-type="float">
            <text:p>81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86" calcext:value-type="float">
            <text:p>7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55" calcext:value-type="float">
            <text:p>8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8" calcext:value-type="float">
            <text:p>8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76" calcext:value-type="float">
            <text:p>8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93" calcext:value-type="float">
            <text:p>8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54" calcext:value-type="float">
            <text:p>9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07" calcext:value-type="float">
            <text:p>9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18" calcext:value-type="float">
            <text:p>9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02" calcext:value-type="float">
            <text:p>9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84" calcext:value-type="float">
            <text:p>9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9" calcext:value-type="float">
            <text:p>95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38" calcext:value-type="float">
            <text:p>9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33" calcext:value-type="float">
            <text:p>93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01" calcext:value-type="float">
            <text:p>90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33" calcext:value-type="float">
            <text:p>93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46" calcext:value-type="float">
            <text:p>9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3" calcext:value-type="float">
            <text:p>93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71" calcext:value-type="float">
            <text:p>9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67" calcext:value-type="float">
            <text:p>96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34" calcext:value-type="float">
            <text:p>9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1" calcext:value-type="float">
            <text:p>91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04" calcext:value-type="float">
            <text:p>90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26" calcext:value-type="float">
            <text:p>9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15" calcext:value-type="float">
            <text:p>9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7" calcext:value-type="float">
            <text:p>8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4" calcext:value-type="float">
            <text:p>7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46" calcext:value-type="float">
            <text:p>7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62" calcext:value-type="float">
            <text:p>7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99" calcext:value-type="float">
            <text:p>69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54" calcext:value-type="float">
            <text:p>6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08" calcext:value-type="float">
            <text:p>7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57" calcext:value-type="float">
            <text:p>6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71" calcext:value-type="float">
            <text:p>6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75" calcext:value-type="float">
            <text:p>67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39" calcext:value-type="float">
            <text:p>7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95" calcext:value-type="float">
            <text:p>79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46" calcext:value-type="float">
            <text:p>7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01" calcext:value-type="float">
            <text:p>70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8" calcext:value-type="float">
            <text:p>7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31" calcext:value-type="float">
            <text:p>73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8" calcext:value-type="float">
            <text:p>64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28" calcext:value-type="float">
            <text:p>7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9" calcext:value-type="float">
            <text:p>60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2" calcext:value-type="float">
            <text:p>5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8" calcext:value-type="float">
            <text:p>5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9" calcext:value-type="float">
            <text:p>39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6" calcext:value-type="float">
            <text:p>3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39" calcext:value-type="float">
            <text:p>3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09" calcext:value-type="float">
            <text:p>30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74" calcext:value-type="float">
            <text:p>27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71" calcext:value-type="float">
            <text:p>2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9" calcext:value-type="float">
            <text:p>17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9" calcext:value-type="float">
            <text:p>19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2" calcext:value-type="float">
            <text:p>2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8" calcext:value-type="float">
            <text:p>17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4" calcext:value-type="float">
            <text:p>1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6" calcext:value-type="float">
            <text:p>1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3" calcext:value-type="float">
            <text:p>1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4" calcext:value-type="float">
            <text:p>17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7" calcext:value-type="float">
            <text:p>1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9" calcext:value-type="float">
            <text:p>18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2" calcext:value-type="float">
            <text:p>18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3" calcext:value-type="float">
            <text:p>17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3" calcext:value-type="float">
            <text:p>12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4" calcext:value-type="float">
            <text:p>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3" calcext:value-type="float">
            <text:p>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9" calcext:value-type="float">
            <text:p>8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5" calcext:value-type="float">
            <text:p>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8" calcext:value-type="float">
            <text:p>5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6" calcext:value-type="float">
            <text:p>6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1" calcext:value-type="float">
            <text:p>6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9" calcext:value-type="float">
            <text:p>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2" calcext:value-type="float">
            <text:p>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4" calcext:value-type="float">
            <text:p>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0" calcext:value-type="float">
            <text:p>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2T12:33:05.512815043</dc:date>
    <dc:creator>Joshua O'Leary</dc:creator>
    <meta:editing-duration>PT1M51S</meta:editing-duration>
    <meta:editing-cycles>1</meta:editing-cycles>
    <meta:generator>LibreOffice/5.0.5.2$Linux_X86_64 LibreOffice_project/00$Build-2</meta:generator>
    <meta:document-statistic meta:table-count="1" meta:cell-count="15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49cm" svg:height="11.39cm" xlink:href=".." xlink:type="simple" chart:class="chart:scatter" chart:style-name="ch1">
        <chart:plot-area chart:style-name="ch2" table:cell-range-address="fuel10.A1:fuel10.B201" svg:x="1.415cm" svg:y="0.227cm" svg:width="18.43cm" svg:height="9.955cm">
          <chartooo:coordinate-region svg:x="2.222cm" svg:y="0.426cm" svg:width="17.158cm" svg:height="9.109cm"/>
          <chart:axis chart:dimension="x" chart:name="primary-x" chart:style-name="ch3">
            <chart:title svg:x="9.898cm" svg:y="10.409cm" chart:style-name="ch4">
              <text:p>Iterations</text:p>
            </chart:title>
          </chart:axis>
          <chart:axis chart:dimension="y" chart:name="primary-y" chart:style-name="ch3">
            <chart:title svg:x="0.451cm" svg:y="6.187cm" chart:style-name="ch5">
              <text:p>Cells on Fire</text:p>
            </chart:title>
            <chart:grid chart:style-name="ch6" chart:class="major"/>
          </chart:axis>
          <chart:series chart:style-name="ch7" chart:values-cell-range-address="fuel10.B1:fuel10.B201" chart:class="chart:scatter">
            <chart:domain table:cell-range-address="fuel10.A1:fuel10.A201"/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uel10.A1:fuel10.A201</svg:desc>
                </draw:g>
              </table:table-cell>
              <table:table-cell office:value-type="float" office:value="69">
                <text:p>69</text:p>
                <draw:g>
                  <svg:desc>fuel10.B1:fuel10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